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59cm" fo:margin-left="-0.191cm" fo:margin-top="0cm" fo:margin-bottom="0cm" table:align="left" style:writing-mode="lr-tb"/>
    </style:style>
    <style:style style:name="Tabelle1.A" style:family="table-column">
      <style:table-column-properties style:column-width="5.863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none"/>
    </style:style>
    <style:style style:name="Tabelle1.4" style:family="table-row">
      <style:table-row-properties style:min-row-height="1.418cm" style:keep-together="true"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HLÜSSELPROTOKOLL</text:p>
      <text:p text:style-name="P2">Anlage zum Wohnraummietvertrag</text:p>
      <text:p text:style-name="Standard">Objekt / Adresse: Hauptstraße 15</text:p>
      <text:p text:style-name="Standard"/>
      <text:p text:style-name="Standard">Der Mieter bestätigt den Erhalt der nachfolgend aufgeführten Schlüssel:</text:p>
      <table:table table:name="Tabelle1" table:style-name="Tabelle1">
        <table:table-column table:style-name="Tabelle1.A" table:number-columns-repeated="3"/>
        <table:table-row table:style-name="Tabelle1.1">
          <table:table-cell table:style-name="Tabelle1.A1" office:value-type="string">
            <text:p text:style-name="P1">Schlüsselart</text:p>
          </table:table-cell>
          <table:table-cell table:style-name="Tabelle1.A1" office:value-type="string">
            <text:p text:style-name="P1">Anzahl</text:p>
          </table:table-cell>
          <table:table-cell table:style-name="Tabelle1.A1" office:value-type="string">
            <text:p text:style-name="P1">Bemerkungen</text:p>
          </table:table-cell>
        </table:table-row>
        <table:table-row table:style-name="Tabelle1.1">
          <table:table-cell table:style-name="Tabelle1.A1" office:value-type="string">
            <text:p text:style-name="Standard">Kombischlüssel Haustür</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1">
          <table:table-cell table:style-name="Tabelle1.A1" office:value-type="string">
            <text:p text:style-name="Standard">Briefkastenschlüssel</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4">
          <table:table-cell table:style-name="Tabelle1.A1" office:value-type="string">
            <text:p text:style-name="Standard">Mülltonnenschlüssel </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1">
          <table:table-cell table:style-name="Tabelle1.A1" office:value-type="string">
            <text:p text:style-name="Standard">Kellerschlüssel </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1">
          <table:table-cell table:style-name="Tabelle1.A1" office:value-type="string">
            <text:p text:style-name="Standard">Sonstige Schlüssel</text:p>
          </table:table-cell>
          <table:table-cell table:style-name="Tabelle1.A1" office:value-type="string">
            <text:p text:style-name="Standard"/>
          </table:table-cell>
          <table:table-cell table:style-name="Tabelle1.A1" office:value-type="string">
            <text:p text:style-name="Standard"/>
          </table:table-cell>
        </table:table-row>
      </table:table>
      <text:p text:style-name="Standard"/>
      <text:p text:style-name="Standard">Die Anzahl der übergebenen Schlüssel ist Bestandteil dieses Protokolls. Der Mieter verpflichtet sich, die Schlüssel sorgfältig aufzubewahren und vor dem Zugriff unbefugter Dritter zu schützen.</text:p>
      <text:p text:style-name="Standard">Die Anfertigung von Nachschlüsseln ist nur mit vorheriger schriftlicher Zustimmung des Vermieters zulässig.</text:p>
      <text:p text:style-name="Standard">Bei Verlust eines oder mehrerer Schlüssel hat der Mieter den Vermieter unverzüglich zu informieren. Der Mieter haftet für sämtliche hierdurch entstehenden Kosten, insbesondere für den Austausch einzelner Schlösser oder einer ggf. vorhandenen Schließanlage sowie für Ersatzschlüssel betroffener Parteien, soweit dies aus Sicherheitsgründen erforderlich ist.</text:p>
      <text:p text:style-name="Standard">Nicht zurückgegebene Schlüssel gelten bei Beendigung des Mietverhältnisses als verlore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069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4</meta:editing-cycles>
    <meta:creation-date>2013-12-23T23:15:00</meta:creation-date>
    <dc:date>2026-04-03T18:21:07.05</dc:date>
    <meta:editing-duration>PT2M25S</meta:editing-duration>
    <meta:generator>OpenOffice/4.1.15$Win32 OpenOffice.org_project/4115m2$Build-9813</meta:generator>
    <meta:document-statistic meta:table-count="1" meta:image-count="0" meta:object-count="0" meta:page-count="1" meta:paragraph-count="16" meta:word-count="120" meta:character-count="10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